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。　温泉に入りに来た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ら、お客さ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Eh...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ん、そこを何と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あぁ～い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事情があ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魔物のせいで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レグマくん、これ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やすい御遣いフラグ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が温泉に悪さして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うなん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りゃそうだけど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熾天少女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、まあ・・・そんなところ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ますか早乙女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それじゃ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さっそ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言葉に甘えた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問題があ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・・・そうな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仕方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、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しばし解散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8T16:04:49+01:00</meta:creation-date>
    <dc:date>2020-02-08T16:04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